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4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5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5.716cm" svg:height="1.43cm" svg:x="0.443cm" svg:y="2.475cm"><text:p text:style-name="P1"><text:s/>User types in a website address</text:p><text:p text:style-name="P1">Http://www.google.com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2" svg:width="5.716cm" svg:height="0.239cm" svg:x="6.396cm" svg:y="3.0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" draw:style-name="gr3" svg:width="4.763cm" svg:height="0.715cm" svg:x="6.872cm" svg:y="2.157cm"><draw:text-box><text:p>HTTP request is sent out.</text:p></draw:text-box></draw:frame><draw:custom-shape text:anchor-type="paragraph" draw:z-index="3" draw:style-name="gr1" draw:text-style-name="P1" svg:width="3.414cm" svg:height="1.43cm" svg:x="12.349cm" svg:y="2.395cm"><text:p text:style-name="P1">Website IP Address</text:p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1" draw:text-style-name="P1" svg:width="5.716cm" svg:height="1.43cm" svg:x="6.443cm" svg:y="8.475cm"><text:p text:style-name="P1">Server</text:p><text:p text:style-name="P1"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svg:width="5.716cm" svg:height="0.239cm" draw:transform="rotate (-2.28638132011333) translate (14.2169444444444cm 4.074583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" draw:style-name="gr4" draw:text-style-name="P1" svg:width="5.001cm" svg:height="2.477cm" svg:x="6.713cm" svg:y="10.158cm"><draw:text-box><text:p text:style-name="P1">Server receives the HTTP request and responds by sending the website data back to the user.</text:p></draw:text-box></draw:frame><draw:frame text:anchor-type="paragraph" draw:z-index="7" draw:style-name="gr3" svg:width="4.763cm" svg:height="0.715cm" svg:x="0.316cm" svg:y="1.76cm"><draw:text-box><text:p text:style-name="P1">USER</text:p></draw:text-box></draw:frame><draw:custom-shape text:anchor-type="paragraph" draw:z-index="8" draw:style-name="gr2" svg:width="5.716cm" svg:height="0.239cm" draw:transform="rotate (2.28638132011214) translate (8.04156944444445cm 8.392583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5" draw:text-style-name="P1" svg:width="3.335cm" svg:height="1.548cm" svg:x="7.19cm" svg:y="3.427cm"><draw:text-box><text:p text:style-name="P1">Data packets</text:p><text:p text:style-name="P1"/></draw:text-box></draw:frame><draw:frame text:anchor-type="paragraph" draw:z-index="10" draw:style-name="gr5" draw:text-style-name="P1" svg:width="5.001cm" svg:height="1.548cm" svg:x="11.238cm" svg:y="6.364cm"><draw:text-box><text:p text:style-name="P1">Data packets</text:p><text:p text:style-name="P1"/></draw:text-box></draw:frame><draw:frame text:anchor-type="paragraph" draw:z-index="11" draw:style-name="gr5" draw:text-style-name="P1" svg:width="3.017cm" svg:height="1.548cm" svg:x="3.141cm" svg:y="6.285cm"><draw:text-box><text:p text:style-name="P1">Data packets</text:p><text:p text:style-name="P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1T21:42:39.03</meta:creation-date>
    <meta:document-statistic meta:table-count="0" meta:image-count="0" meta:object-count="0" meta:page-count="1" meta:paragraph-count="0" meta:word-count="0" meta:character-count="0"/>
    <dc:date>2017-07-01T22:27:50.90</dc:date>
    <meta:editing-duration>PT14M13S</meta:editing-duration>
    <meta:editing-cycles>1</meta:editing-cycles>
    <meta:generator>OpenOffice/4.1.3$Win32 OpenOffice.org_project/413m1$Build-9783</meta:generator>
  </office:meta>
</office:document-meta>
</file>